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70C15D6E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3e300" draw:opacity="28%" draw:textarea-horizontal-align="justify" draw:textarea-vertical-align="middle" draw:auto-grow-height="false" fo:min-height="9.275cm" fo:min-width="16.64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94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81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fill-color="#b00000" draw:opacity="15%" draw:textarea-horizontal-align="justify" draw:textarea-vertical-align="middle" draw:auto-grow-height="false" fo:min-height="2.925cm" fo:min-width="6.48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2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4cm" loext:decorative="false"/>
      <style:paragraph-properties style:writing-mode="lr-tb"/>
    </style:style>
    <style:style style:name="gr19" style:family="graphic">
      <style:graphic-properties style:protect="siz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e3e300" draw:opacity="28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00000" draw:opacity="15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145cm" svg:height="9.525cm" svg:x="0.2cm" svg:y="4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08cm" svg:height="1.27cm" svg:x="11.365cm" svg:y="0.535cm">
          <text:p text:style-name="P2">R data types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1.27cm" svg:x="11.43cm" svg:y="2.54cm">
          <text:p text:style-name="P2">Vector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715cm" svg:height="1.27cm" svg:x="6.55cm" svg:y="5.08cm">
          <text:p text:style-name="P2">Atomic Vectors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08cm" svg:height="1.27cm" svg:x="19.41cm" svg:y="6.48cm">
          <text:p text:style-name="P2">List</text:p>
          <text:p text:style-name="P2"><text:span text:style-name="T1">(is a recursive vecto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445cm" svg:height="1.905cm" svg:x="0.875cm" svg:y="7.62cm">
          <text:p text:style-name="P2">Numeric</text:p>
          <text:p text:style-name="P2">c(2,4,1,5)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6.31cm" svg:height="1.905cm" svg:x="5.955cm" svg:y="7.62cm">
          <text:p text:style-name="P2">Character</text:p>
          <text:p text:style-name="P2"><text:span text:style-name="T2">c(“blue”, “red”, “green”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81cm" svg:height="1.905cm" svg:x="12.965cm" svg:y="7.62cm">
          <text:p text:style-name="P2">Logical</text:p>
          <text:p text:style-name="P2">c(T, F, T, F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81cm" svg:height="1.27cm" svg:x="0.835cm" svg:y="12.065cm">
          <text:p text:style-name="P2">Integer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3.81cm" svg:height="1.27cm" svg:x="5.435cm" svg:y="12.065cm">
          <text:p text:style-name="P2">Doubl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3.905cm" svg:y1="1.805cm" svg:x2="13.97cm" svg:y2="2.54cm" draw:start-shape="id1" draw:start-glue-point="2" draw:end-shape="id2" draw:end-glue-point="0" svg:d="M13905 1805l65 735" svg:viewBox="0 0 66 736">
          <text:p/>
        </draw:connector>
        <draw:connector draw:style-name="gr9" draw:text-style-name="P4" draw:layer="layout" draw:type="line" svg:x1="13.97cm" svg:y1="3.81cm" svg:x2="9.407cm" svg:y2="5.08cm" draw:start-shape="id2" draw:start-glue-point="2" draw:end-shape="id3" draw:end-glue-point="0" svg:d="M13970 3810l-4563 1270" svg:viewBox="0 0 4564 1271">
          <text:p/>
        </draw:connector>
        <draw:connector draw:style-name="gr10" draw:text-style-name="P4" draw:layer="layout" draw:type="line" svg:x1="9.407cm" svg:y1="6.35cm" svg:x2="3.097cm" svg:y2="7.62cm" draw:start-shape="id3" draw:start-glue-point="2" draw:end-shape="id4" draw:end-glue-point="0" svg:d="M9407 6350l-6310 1270" svg:viewBox="0 0 6311 1271">
          <text:p/>
        </draw:connector>
        <draw:connector draw:style-name="gr11" draw:text-style-name="P4" draw:layer="layout" draw:type="line" svg:x1="9.407cm" svg:y1="6.35cm" svg:x2="9.11cm" svg:y2="7.62cm" draw:start-shape="id3" draw:start-glue-point="2" draw:end-shape="id5" draw:end-glue-point="0" svg:d="M9407 6350l-297 1270" svg:viewBox="0 0 298 1271">
          <text:p/>
        </draw:connector>
        <draw:line draw:style-name="gr12" draw:text-style-name="P4" draw:layer="layout" svg:x1="9.407cm" svg:y1="6.35cm" svg:x2="14.17cm" svg:y2="7.62cm">
          <text:p/>
        </draw:line>
        <draw:line draw:style-name="gr13" draw:text-style-name="P4" xml:id="id6" draw:id="id6" draw:layer="layout" svg:x1="2.74cm" svg:y1="9.525cm" svg:x2="2.74cm" svg:y2="12.065cm">
          <text:p/>
        </draw:line>
        <draw:connector draw:style-name="gr14" draw:text-style-name="P4" draw:layer="layout" draw:type="line" svg:x1="2.74cm" svg:y1="9.525cm" svg:x2="7.34cm" svg:y2="12.065cm" draw:start-shape="id6" draw:start-glue-point="0" draw:end-shape="id7" draw:end-glue-point="0" svg:d="M2740 9525l4600 2540" svg:viewBox="0 0 4601 2541">
          <text:p/>
        </draw:connector>
        <draw:connector draw:style-name="gr15" draw:text-style-name="P4" draw:layer="layout" draw:type="line" svg:x1="13.97cm" svg:y1="3.81cm" svg:x2="21.95cm" svg:y2="6.48cm" draw:start-shape="id2" draw:start-glue-point="2" draw:end-shape="id8" draw:end-glue-point="0" svg:d="M13970 3810l7980 2670" svg:viewBox="0 0 7981 2671">
          <text:p/>
        </draw:connector>
        <draw:custom-shape draw:style-name="gr16" draw:text-style-name="P5" draw:layer="layout" svg:width="6.985cm" svg:height="3.175cm" svg:x="19.05cm" svg:y="5.71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527cm" svg:height="0.962cm" svg:x="12.37cm" svg:y="12.7cm">
          <draw:text-box>
            <text:p>homogeneous</text:p>
          </draw:text-box>
        </draw:frame>
        <draw:frame draw:style-name="gr18" draw:text-style-name="P6" draw:layer="layout" svg:width="4.844cm" svg:height="0.962cm" svg:x="20.955cm" svg:y="8.058cm">
          <draw:text-box>
            <text:p>Heterogeneous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0" draw:text-style-name="P4" draw:layer="layout" svg:width="25.62cm" svg:height="12.276cm" svg:x="1.27cm" svg:y="0.424cm">
          <draw:image xlink:href="Pictures/100000000000030000000170C15D6E25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Novak</meta:initial-creator>
    <meta:creation-date>2025-02-23T17:43:25.012233009</meta:creation-date>
    <dc:date>2025-02-23T18:04:34.297632615</dc:date>
    <dc:creator>Petr Novak</dc:creator>
    <meta:editing-duration>PT8M43S</meta:editing-duration>
    <meta:editing-cycles>1</meta:editing-cycles>
    <meta:generator>LibreOffice/24.8.0.3$Linux_X86_64 LibreOffice_project/480$Build-3</meta:generator>
    <meta:document-statistic meta:object-count="47"/>
  </office:meta>
</office:document-meta>
</file>